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MARGO
Recorrido: Ministério Público do Estado de Goiás</text:p>
      <text:p>O Ministério Público do Estado de Goiás, por meio deste XXXX, vem apresentar suas
CONTRARRAZÕES AO RECURSO ESPECIAL
interposto por GUILHERME JÚNIOR DA SILVA CAMARGO, com fundamento no artigo 1.030 do Código de Processo Civil c/c o artigo 3º do Código de Processo Penal, requerendo que sejam recebidas e regularmente processadas, conforme adiante aduzido.</text:p>
      <text:p>Goiânia, 14 de May de 2025.</text:p>
      <text:p>Promotor(a) de Justiça
XXXX</text:p>
      <text:p>---</text:p>
      <text:p>CONTRARRAZÕES AO RECURSO ESPECIAL</text:p>
      <text:p>COLENDA TURMA,</text:p>
      <text:p>GUILHERME JÚNIOR DA SILVA CAMARGO, já qualificado(a) nos autos em epígrafe, irresignado com os v. Acórdãos dos eventos n.º 193 e 217, interpôs o presente Recurso Especial, com fundamento no artigo 105, III, da Constituição Federal.</text:p>
      <text:p>É o sucinto relatório.</text:p>
      <text:p>DO MÉRITO RECURSAL</text:p>
      <text:p>O acórdão recorrido deve ser mantido por seus próprios e jurídicos fundamentos, os quais se mostram irrefutáveis e em consonância com a pacífica jurisprudência pátria.  A defesa do recorrente não apresenta argumentos capazes de infirmar as conclusões do Tribunal a quo, que analisou de forma criteriosa e fundamentada as provas apresentadas, chegando a uma decisão justa e de acordo com o direito.</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4 de May de 2025.</text:p>
      <text:p>Promotor(a) de Justiça
XXXX</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